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c4111"/>
    </style:style>
    <style:style style:name="T1" style:family="text">
      <style:text-properties fo:color="#346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from 2020-05-06 01:15:47.816<text:line-break/><text:line-break/>links used today for Content:<text:line-break/><text:line-break/><text:a xlink:type="simple" xlink:href="https://www.edureka.co/blog/introduction-to-machine-learning/https://www.digitalocean.com/" text:style-name="Internet_20_link" text:visited-style-name="Visited_20_Internet_20_Link"><text:span text:style-name="T1">https://www.edureka.co/blog/introduction-to-machine-learning/https://www.digitalocean.com/</text:span></text:a></text:p>
      <text:p text:style-name="P1"><text:a xlink:type="simple" xlink:href="https://www.digitalocean.com/community/tutorials/an-introduction-to-machine-learning" text:style-name="Internet_20_link" text:visited-style-name="Visited_20_Internet_20_Link"><text:span text:style-name="T1"/></text:a></text:p>
      <text:p text:style-name="P1"><text:a xlink:type="simple" xlink:href="https://www.digitalocean.com/community/tutorials/an-introduction-to-machine-learning" text:style-name="Internet_20_link" text:visited-style-name="Visited_20_Internet_20_Link"><text:span text:style-name="T1">community/tutorials/an-introduction-to-machine-learning</text:span></text:a></text:p>
      <text:p text:style-name="P1"><text:a xlink:type="simple" xlink:href="https://towardsdatascience.com/machine-learning-an-introduction-23b84d51e6d0" text:style-name="Internet_20_link" text:visited-style-name="Visited_20_Internet_20_Link"><text:span text:style-name="T1"/></text:a></text:p>
      <text:p text:style-name="P1"><text:a xlink:type="simple" xlink:href="https://towardsdatascience.com/machine-learning-an-introduction-23b84d51e6d0" text:style-name="Internet_20_link" text:visited-style-name="Visited_20_Internet_20_Link"><text:span text:style-name="T1">https://towardsdatascience.com/machine-</text:span></text:a></text:p>
      <text:p text:style-name="P1"><text:a xlink:type="simple" xlink:href="https://towardsdatascience.com/machine-learning-an-introduction-23b84d51e6d0" text:style-name="Internet_20_link" text:visited-style-name="Visited_20_Internet_20_Link"><text:span text:style-name="T1"/></text:a></text:p>
      <text:p text:style-name="P1"><text:a xlink:type="simple" xlink:href="https://towardsdatascience.com/machine-learning-an-introduction-23b84d51e6d0" text:style-name="Internet_20_link" text:visited-style-name="Visited_20_Internet_20_Link"><text:span text:style-name="T1"/></text:a></text:p>
      <text:p text:style-name="P1"><text:a xlink:type="simple" xlink:href="https://towardsdatascience.com/machine-learning-an-introduction-23b84d51e6d0" text:style-name="Internet_20_link" text:visited-style-name="Visited_20_Internet_20_Link"><text:span text:style-name="T1">learning-an-introduction-23b84d51e6d0</text:span></text:a></text:p>
      <text:p text:style-name="P1"><text:a xlink:type="simple" xlink:href="https://www.coursera.org/learn/machine-learning" text:style-name="Internet_20_link" text:visited-style-name="Visited_20_Internet_20_Link"><text:span text:style-name="T1"/></text:a></text:p>
      <text:p text:style-name="P1"><text:a xlink:type="simple" xlink:href="https://www.coursera.org/learn/machine-learning" text:style-name="Internet_20_link" text:visited-style-name="Visited_20_Internet_20_Link"><text:span text:style-name="T1">https://www.coursera.org/learn/machine-learning</text:span></text:a></text:p>
      <text:p text:style-name="P1"><text:a xlink:type="simple" xlink:href="https://www.merriam-webster.com/words-at-play/what-does-machine-learning-mean" text:style-name="Internet_20_link" text:visited-style-name="Visited_20_Internet_20_Link"><text:span text:style-name="T1"/></text:a></text:p>
      <text:p text:style-name="P1"><text:a xlink:type="simple" xlink:href="https://www.merriam-webster.com/words-at-play/what-does-machine-learning-mean" text:style-name="Internet_20_link" text:visited-style-name="Visited_20_Internet_20_Link"><text:span text:style-name="T1">https://www.merriam-webster.com/words-at-play/what-does-machine-learning-mean</text:span></text:a></text:p>
      <text:p text:style-name="P1"><text:a xlink:type="simple" xlink:href="https://duckduckgo.com/?q=what+is+Machine+learning&amp;t=lm&amp;ia=web" text:style-name="Internet_20_link" text:visited-style-name="Visited_20_Internet_20_Link"><text:span text:style-name="T1"/></text:a></text:p>
      <text:p text:style-name="P1"><text:a xlink:type="simple" xlink:href="https://duckduckgo.com/?q=what+is+Machine+learning&amp;t=lm&amp;ia=web" text:style-name="Internet_20_link" text:visited-style-name="Visited_20_Internet_20_Link"><text:span text:style-name="T1">https://duckduckgo.com/?q=what+is+Machine+learning&amp;t=lm&amp;ia=web</text:span></text:a></text:p>
      <text:p text:style-name="P1"><text:a xlink:type="simple" xlink:href="https://duckduckgo.com/?q=definitions+of+Machine+learning+by+different+scientists&amp;t=lm&amp;ia=web" text:style-name="Internet_20_link" text:visited-style-name="Visited_20_Internet_20_Link"><text:span text:style-name="T1"/></text:a></text:p>
      <text:p text:style-name="P1"><text:a xlink:type="simple" xlink:href="https://duckduckgo.com/?q=definitions+of+Machine+learning+by+different+scientists&amp;t=lm&amp;ia=web" text:style-name="Internet_20_link" text:visited-style-name="Visited_20_Internet_20_Link"><text:span text:style-name="T1">https://duckduckgo.com/?q=definitions+of+Machine+learning+by+different+scientists&amp;t=lm&amp;ia=web</text:span></text:a><text:line-break/><text:line-break/><text:line-break/><text:line-break/>links used today for video softwares, sample music and video:<text:line-break/><text:line-break/><text:a xlink:type="simple" xlink:href="https://www.tecmint.com/free-music-creation-or-audio-editing-softwares-for-linux/" text:style-name="Internet_20_link" text:visited-style-name="Visited_20_Internet_20_Link"><text:span text:style-name="T1">https://www.tecmint.com/free-music-creation-or-audio-editing-softwares-for-linux/</text:span></text:a></text:p>
      <text:p text:style-name="P1"><text:a xlink:type="simple" xlink:href="http://www.upubuntu.com/2012/04/how-to-combine-mix-audio-and-video.html" text:style-name="Internet_20_link" text:visited-style-name="Visited_20_Internet_20_Link"><text:span text:style-name="T1"/></text:a></text:p>
      <text:p text:style-name="P1"><text:a xlink:type="simple" xlink:href="http://www.upubuntu.com/2012/04/how-to-combine-mix-audio-and-video.html" text:style-name="Internet_20_link" text:visited-style-name="Visited_20_Internet_20_Link"><text:span text:style-name="T1">http://www.upubuntu.com/2012/04/how-to-combine-mix-audio-and-video.html</text:span></text:a></text:p>
      <text:p text:style-name="P1"><text:span text:style-name="T1"/></text:p>
      <text:p text:style-name="P1"><text:a xlink:type="simple" xlink:href="https://itsfoss.com/best-video-editing-software-linux/https://itsfoss.com/best-video-editing-software-linux/#kdenlive" text:style-name="Internet_20_link" text:visited-style-name="Visited_20_Internet_20_Link"><text:span text:style-name="T1">https://itsfoss.com/best-video-editing-software-linux/https://itsfoss.com/best-video-editing-software-linux/#kdenlive</text:span></text:a></text:p>
      <text:p text:style-name="P1"><text:a xlink:type="simple" xlink:href="https://itsfoss.com/best-video-editing-software-linux/#vidcutter" text:style-name="Internet_20_link" text:visited-style-name="Visited_20_Internet_20_Link"><text:span text:style-name="T1"/></text:a></text:p>
      <text:p text:style-name="P1"><text:a xlink:type="simple" xlink:href="https://itsfoss.com/best-video-editing-software-linux/#vidcutterhttps://sourceforge.net/directory/audio-video/sound/mixers/os:linux/https://pixabay.com/videos/search/" text:style-name="Internet_20_link" text:visited-style-name="Visited_20_Internet_20_Link"><text:span text:style-name="T1">https://itsfoss.com/best-video-editing-software-linux/#vidcutterhttps://sourceforge.net/directory/audio-video/sound/mixers/os:linux/https://pixabay.com/videos/search/</text:span></text:a></text:p>
      <text:p text:style-name="P1"><text:a xlink:type="simple" xlink:href="https://vimeo.com/8870338" text:style-name="Internet_20_link" text:visited-style-name="Visited_20_Internet_20_Link"><text:span text:style-name="T1"/></text:a></text:p>
      <text:p text:style-name="P1"><text:a xlink:type="simple" xlink:href="https://vimeo.com/8870338https://sample-videos.com/https://duckduckgo.com/?q=download+sample+instruemental+music&amp;t=lm&amp;ia=web" text:style-name="Internet_20_link" text:visited-style-name="Visited_20_Internet_20_Link"><text:span text:style-name="T1">https://vimeo.com/8870338https://sample-videos.com/https://duckduckgo.com/?q=download+sample+instruemental+music&amp;t=lm&amp;ia=web</text:span></text:a></text:p>
      <text:p text:style-name="P1"><text:a xlink:type="simple" xlink:href="https://www.looperman.com/loops" text:style-name="Internet_20_link" text:visited-style-name="Visited_20_Internet_20_Link"><text:span text:style-name="T1"/></text:a></text:p>
      <text:p text:style-name="P1"><text:a xlink:type="simple" xlink:href="https://www.looperman.com/loopshttps://ibeat.org/" text:style-name="Internet_20_link" text:visited-style-name="Visited_20_Internet_20_Link"><text:span text:style-name="T1">https://www.looperman.com/loopshttps://ibeat.org/</text:span></text:a></text:p>
      <text:p text:style-name="P1"><text:a xlink:type="simple" xlink:href="https://instrumentalstv.com/category/sound-packs/" text:style-name="Internet_20_link" text:visited-style-name="Visited_20_Internet_20_Link"><text:span text:style-name="T1"/></text:a></text:p>
      <text:p text:style-name="P1"><text:a xlink:type="simple" xlink:href="https://instrumentalstv.com/category/sound-packs/" text:style-name="Internet_20_link" text:visited-style-name="Visited_20_Internet_20_Link"><text:span text:style-name="T1">https://instrumentalstv.com/category/sound-packs/</text:span></text:a></text:p>
      <text:p text:style-name="P1"><text:a xlink:type="simple" xlink:href="https://standaloneinstaller.com/blog/big-list-of-sample-videos-for-testers-124.html" text:style-name="Internet_20_link" text:visited-style-name="Visited_20_Internet_20_Link"><text:span text:style-name="T1"/></text:a></text:p>
      <text:p text:style-name="P1"><text:a xlink:type="simple" xlink:href="https://standaloneinstaller.com/blog/big-list-of-sample-videos-for-testers-124.html" text:style-name="Internet_20_link" text:visited-style-name="Visited_20_Internet_20_Link"><text:span text:style-name="T1">https://standaloneinstaller.com/blog/big-list-of-sample-videos-for-testers-124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4:04:09.628635999</meta:creation-date>
    <dc:date>2020-05-06T04:06:29.852341092</dc:date>
    <meta:editing-duration>PT2M20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35" meta:character-count="1373" meta:non-whitespace-character-count="1347"/>
  </office:meta>
</office:document-meta>
</file>